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9" table:default-cell-style-name="Default"/>
        <table:table-column table:style-name="co7" table:number-columns-repeated="3" table:default-cell-style-name="Default"/>
        <table:table-row table:style-name="ro1">
          <table:table-cell table:number-columns-repeated="8"/>
          <table:table-cell table:formula="of:=MID([.$C$3];[.I2];1)" office:value-type="string" office:string-value="o" calcext:value-type="string">
            <text:p>o</text:p>
          </table:table-cell>
          <table:table-cell table:formula="of:=MID([.$C$3];[.J2];1)" office:value-type="string" office:string-value="c" calcext:value-type="string">
            <text:p>c</text:p>
          </table:table-cell>
          <table:table-cell table:formula="of:=MID([.$C$3];[.K2];1)" office:value-type="string" office:string-value="t" calcext:value-type="string">
            <text:p>t</text:p>
          </table:table-cell>
          <table:table-cell table:formula="of:=MID([.$C$3];[.L2];1)" office:value-type="string" office:string-value="a" calcext:value-type="string">
            <text:p>a</text:p>
          </table:table-cell>
          <table:table-cell table:formula="of:=MID([.$C$3];[.M2];1)" office:value-type="string" office:string-value="g" calcext:value-type="string">
            <text:p>g</text:p>
          </table:table-cell>
          <table:table-cell table:formula="of:=MID([.$C$3];[.N2];1)" office:value-type="string" office:string-value="o" calcext:value-type="string">
            <text:p>o</text:p>
          </table:table-cell>
          <table:table-cell table:formula="of:=MID([.$C$3];[.O2];1)" office:value-type="string" office:string-value="n" calcext:value-type="string">
            <text:p>n</text:p>
          </table:table-cell>
          <table:table-cell table:formula="of:=MID([.$C$3];[.P2];1)">
            <text:p/>
          </table:table-cell>
          <table:table-cell table:formula="of:=MID([.$C$3];[.Q2];1)">
            <text:p/>
          </table:table-cell>
          <table:table-cell table:formula="of:=MID([.$C$3];[.R2];1)">
            <text:p/>
          </table:table-cell>
          <table:table-cell table:formula="of:=MID([.$C$3];[.S2];1)">
            <text:p/>
          </table:table-cell>
          <table:table-cell table:formula="of:=MID([.$C$3];[.T2];1)">
            <text:p/>
          </table:table-cell>
          <table:table-cell table:formula="of:=MID([.$C$3];[.U2];1)">
            <text:p/>
          </table:table-cell>
          <table:table-cell table:formula="of:=MID([.$C$3];[.V2];1)">
            <text:p/>
          </table:table-cell>
          <table:table-cell table:formula="of:=MID([.$C$3];[.W2];1)">
            <text:p/>
          </table:table-cell>
          <table:table-cell table:formula="of:=MID([.$C$3];[.X2];1)">
            <text:p/>
          </table:table-cell>
          <table:table-cell table:formula="of:=MID([.$C$3];[.Y2];1)">
            <text:p/>
          </table:table-cell>
          <table:table-cell table:formula="of:=MID([.$C$3];[.Z2];1)">
            <text:p/>
          </table:table-cell>
          <table:table-cell table:formula="of:=MID([.$C$3];[.AA2];1)">
            <text:p/>
          </table:table-cell>
          <table:table-cell table:formula="of:=MID([.$C$3];[.AB2];1)">
            <text:p/>
          </table:table-cell>
          <table:table-cell table:formula="of:=MID([.$C$3];[.AC2];1)">
            <text:p/>
          </table:table-cell>
          <table:table-cell table:formula="of:=MID([.$C$3];[.AD2];1)">
            <text:p/>
          </table:table-cell>
          <table:table-cell table:formula="of:=MID([.$C$3];[.AE2];1)">
            <text:p/>
          </table:table-cell>
          <table:table-cell table:formula="of:=MID([.$C$3];[.AF2];1)">
            <text:p/>
          </table:table-cell>
          <table:table-cell table:formula="of:=MID([.$C$3];[.AG2];1)">
            <text:p/>
          </table:table-cell>
          <table:table-cell table:formula="of:=MID([.$C$3];[.AH2];1)">
            <text:p/>
          </table:table-cell>
          <table:table-cell table:formula="of:=MID([.$C$3];[.AI2];1)">
            <text:p/>
          </table:table-cell>
          <table:table-cell table:formula="of:=MID([.$C$3];[.AJ2];1)">
            <text:p/>
          </table:table-cell>
          <table:table-cell table:formula="of:=MID([.$C$3];[.AK2];1)">
            <text:p/>
          </table:table-cell>
          <table:table-cell table:formula="of:=MID([.$C$3];[.AL2];1)">
            <text:p/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octagon</text:p>
          </table:table-cell>
          <table:table-cell office:value-type="string" calcext:value-type="string">
            <text:p>m</text:p>
          </table:table-cell>
          <table:table-cell table:formula="of:=LEN([.C3])" office:value-type="float" office:value="7" calcext:value-type="float">
            <text:p>7</text:p>
          </table:table-cell>
          <table:table-cell/>
          <table:table-cell table:formula="of:=MID([.$C$4];[.H3];1)" office:value-type="string" office:string-value="o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formula="of:=MIN(([.H3]+1);([.I2]+1);IF([.$G3]=[.I$1];([.H2]+0);([.H2]+1)))" office:value-type="float" office:value="0" calcext:value-type="float">
            <text:p>0</text:p>
          </table:table-cell>
          <table:table-cell table:formula="of:=MIN(([.I3]+1);([.J2]+1);IF([.$G3]=[.J$1];([.I2]+0);([.I2]+1)))" office:value-type="float" office:value="1" calcext:value-type="float">
            <text:p>1</text:p>
          </table:table-cell>
          <table:table-cell table:formula="of:=MIN(([.J3]+1);([.K2]+1);IF([.$G3]=[.K$1];([.J2]+0);([.J2]+1)))" office:value-type="float" office:value="2" calcext:value-type="float">
            <text:p>2</text:p>
          </table:table-cell>
          <table:table-cell table:formula="of:=MIN(([.K3]+1);([.L2]+1);IF([.$G3]=[.L$1];([.K2]+0);([.K2]+1)))" office:value-type="float" office:value="3" calcext:value-type="float">
            <text:p>3</text:p>
          </table:table-cell>
          <table:table-cell table:formula="of:=MIN(([.L3]+1);([.M2]+1);IF([.$G3]=[.M$1];([.L2]+0);([.L2]+1)))" office:value-type="float" office:value="4" calcext:value-type="float">
            <text:p>4</text:p>
          </table:table-cell>
          <table:table-cell table:formula="of:=MIN(([.M3]+1);([.N2]+1);IF([.$G3]=[.N$1];([.M2]+0);([.M2]+1)))" office:value-type="float" office:value="5" calcext:value-type="float">
            <text:p>5</text:p>
          </table:table-cell>
          <table:table-cell table:formula="of:=MIN(([.N3]+1);([.O2]+1);IF([.$G3]=[.O$1];([.N2]+0);([.N2]+1)))" office:value-type="float" office:value="6" calcext:value-type="float">
            <text:p>6</text:p>
          </table:table-cell>
          <table:table-cell table:formula="of:=MIN(([.O3]+1);([.P2]+1);IF([.$G3]=[.P$1];([.O2]+0);([.O2]+1)))" office:value-type="float" office:value="7" calcext:value-type="float">
            <text:p>7</text:p>
          </table:table-cell>
          <table:table-cell table:formula="of:=MIN(([.P3]+1);([.Q2]+1);IF([.$G3]=[.Q$1];([.P2]+0);([.P2]+1)))" office:value-type="float" office:value="8" calcext:value-type="float">
            <text:p>8</text:p>
          </table:table-cell>
          <table:table-cell table:formula="of:=MIN(([.Q3]+1);([.R2]+1);IF([.$G3]=[.R$1];([.Q2]+0);([.Q2]+1)))" office:value-type="float" office:value="9" calcext:value-type="float">
            <text:p>9</text:p>
          </table:table-cell>
          <table:table-cell table:formula="of:=MIN(([.R3]+1);([.S2]+1);IF([.$G3]=[.S$1];([.R2]+0);([.R2]+1)))" office:value-type="float" office:value="10" calcext:value-type="float">
            <text:p>10</text:p>
          </table:table-cell>
          <table:table-cell table:formula="of:=MIN(([.S3]+1);([.T2]+1);IF([.$G3]=[.T$1];([.S2]+0);([.S2]+1)))"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octogon</text:p>
          </table:table-cell>
          <table:table-cell office:value-type="string" calcext:value-type="string">
            <text:p>n</text:p>
          </table:table-cell>
          <table:table-cell table:formula="of:=LEN([.C4])" office:value-type="float" office:value="7" calcext:value-type="float">
            <text:p>7</text:p>
          </table:table-cell>
          <table:table-cell/>
          <table:table-cell table:formula="of:=MID([.$C$4];[.H4];1)" office:value-type="string" office:string-value="c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MIN(([.H4]+1);([.I3]+1);IF([.$G4]=[.I$1];([.H3]+0);([.H3]+1)))" office:value-type="float" office:value="1" calcext:value-type="float">
            <text:p>1</text:p>
          </table:table-cell>
          <table:table-cell table:formula="of:=MIN(([.I4]+1);([.J3]+1);IF([.$G4]=[.J$1];([.I3]+0);([.I3]+1)))" office:value-type="float" office:value="0" calcext:value-type="float">
            <text:p>0</text:p>
          </table:table-cell>
          <table:table-cell table:formula="of:=MIN(([.J4]+1);([.K3]+1);IF([.$G4]=[.K$1];([.J3]+0);([.J3]+1)))" office:value-type="float" office:value="1" calcext:value-type="float">
            <text:p>1</text:p>
          </table:table-cell>
          <table:table-cell table:formula="of:=MIN(([.K4]+1);([.L3]+1);IF([.$G4]=[.L$1];([.K3]+0);([.K3]+1)))" office:value-type="float" office:value="2" calcext:value-type="float">
            <text:p>2</text:p>
          </table:table-cell>
          <table:table-cell table:formula="of:=MIN(([.L4]+1);([.M3]+1);IF([.$G4]=[.M$1];([.L3]+0);([.L3]+1)))" office:value-type="float" office:value="3" calcext:value-type="float">
            <text:p>3</text:p>
          </table:table-cell>
          <table:table-cell table:formula="of:=MIN(([.M4]+1);([.N3]+1);IF([.$G4]=[.N$1];([.M3]+0);([.M3]+1)))" office:value-type="float" office:value="4" calcext:value-type="float">
            <text:p>4</text:p>
          </table:table-cell>
          <table:table-cell table:formula="of:=MIN(([.N4]+1);([.O3]+1);IF([.$G4]=[.O$1];([.N3]+0);([.N3]+1)))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5];1)" office:value-type="string" office:string-value="t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formula="of:=MIN(([.H5]+1);([.I4]+1);IF([.$G5]=[.I$1];([.H4]+0);([.H4]+1)))" office:value-type="float" office:value="2" calcext:value-type="float">
            <text:p>2</text:p>
          </table:table-cell>
          <table:table-cell table:formula="of:=MIN(([.I5]+1);([.J4]+1);IF([.$G5]=[.J$1];([.I4]+0);([.I4]+1)))" office:value-type="float" office:value="1" calcext:value-type="float">
            <text:p>1</text:p>
          </table:table-cell>
          <table:table-cell table:formula="of:=MIN(([.J5]+1);([.K4]+1);IF([.$G5]=[.K$1];([.J4]+0);([.J4]+1)))" office:value-type="float" office:value="0" calcext:value-type="float">
            <text:p>0</text:p>
          </table:table-cell>
          <table:table-cell table:formula="of:=MIN(([.K5]+1);([.L4]+1);IF([.$G5]=[.L$1];([.K4]+0);([.K4]+1)))" office:value-type="float" office:value="1" calcext:value-type="float">
            <text:p>1</text:p>
          </table:table-cell>
          <table:table-cell table:formula="of:=MIN(([.L5]+1);([.M4]+1);IF([.$G5]=[.M$1];([.L4]+0);([.L4]+1)))" office:value-type="float" office:value="2" calcext:value-type="float">
            <text:p>2</text:p>
          </table:table-cell>
          <table:table-cell table:formula="of:=MIN(([.M5]+1);([.N4]+1);IF([.$G5]=[.N$1];([.M4]+0);([.M4]+1)))" office:value-type="float" office:value="3" calcext:value-type="float">
            <text:p>3</text:p>
          </table:table-cell>
          <table:table-cell table:formula="of:=MIN(([.N5]+1);([.O4]+1);IF([.$G5]=[.O$1];([.N4]+0);([.N4]+1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MID([.$C$4];[.H6];1)" office:value-type="string" office:string-value="o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formula="of:=MIN(([.H6]+1);([.I5]+1);IF([.$G6]=[.I$1];([.H5]+0);([.H5]+1)))" office:value-type="float" office:value="3" calcext:value-type="float">
            <text:p>3</text:p>
          </table:table-cell>
          <table:table-cell table:formula="of:=MIN(([.I6]+1);([.J5]+1);IF([.$G6]=[.J$1];([.I5]+0);([.I5]+1)))" office:value-type="float" office:value="2" calcext:value-type="float">
            <text:p>2</text:p>
          </table:table-cell>
          <table:table-cell table:formula="of:=MIN(([.J6]+1);([.K5]+1);IF([.$G6]=[.K$1];([.J5]+0);([.J5]+1)))" office:value-type="float" office:value="1" calcext:value-type="float">
            <text:p>1</text:p>
          </table:table-cell>
          <table:table-cell table:formula="of:=MIN(([.K6]+1);([.L5]+1);IF([.$G6]=[.L$1];([.K5]+0);([.K5]+1)))" office:value-type="float" office:value="1" calcext:value-type="float">
            <text:p>1</text:p>
          </table:table-cell>
          <table:table-cell table:formula="of:=MIN(([.L6]+1);([.M5]+1);IF([.$G6]=[.M$1];([.L5]+0);([.L5]+1)))" office:value-type="float" office:value="2" calcext:value-type="float">
            <text:p>2</text:p>
          </table:table-cell>
          <table:table-cell table:formula="of:=MIN(([.M6]+1);([.N5]+1);IF([.$G6]=[.N$1];([.M5]+0);([.M5]+1)))" office:value-type="float" office:value="2" calcext:value-type="float">
            <text:p>2</text:p>
          </table:table-cell>
          <table:table-cell table:formula="of:=MIN(([.N6]+1);([.O5]+1);IF([.$G6]=[.O$1];([.N5]+0);([.N5]+1))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7];1)" office:value-type="string" office:string-value="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MIN(([.H7]+1);([.I6]+1);IF([.$G7]=[.I$1];([.H6]+0);([.H6]+1)))" office:value-type="float" office:value="4" calcext:value-type="float">
            <text:p>4</text:p>
          </table:table-cell>
          <table:table-cell table:formula="of:=MIN(([.I7]+1);([.J6]+1);IF([.$G7]=[.J$1];([.I6]+0);([.I6]+1)))" office:value-type="float" office:value="3" calcext:value-type="float">
            <text:p>3</text:p>
          </table:table-cell>
          <table:table-cell table:formula="of:=MIN(([.J7]+1);([.K6]+1);IF([.$G7]=[.K$1];([.J6]+0);([.J6]+1)))" office:value-type="float" office:value="2" calcext:value-type="float">
            <text:p>2</text:p>
          </table:table-cell>
          <table:table-cell table:formula="of:=MIN(([.K7]+1);([.L6]+1);IF([.$G7]=[.L$1];([.K6]+0);([.K6]+1)))" office:value-type="float" office:value="2" calcext:value-type="float">
            <text:p>2</text:p>
          </table:table-cell>
          <table:table-cell table:formula="of:=MIN(([.L7]+1);([.M6]+1);IF([.$G7]=[.M$1];([.L6]+0);([.L6]+1)))" office:value-type="float" office:value="1" calcext:value-type="float">
            <text:p>1</text:p>
          </table:table-cell>
          <table:table-cell table:formula="of:=MIN(([.M7]+1);([.N6]+1);IF([.$G7]=[.N$1];([.M6]+0);([.M6]+1)))" office:value-type="float" office:value="2" calcext:value-type="float">
            <text:p>2</text:p>
          </table:table-cell>
          <table:table-cell table:formula="of:=MIN(([.N7]+1);([.O6]+1);IF([.$G7]=[.O$1];([.N6]+0);([.N6]+1))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8];1)" office:value-type="string" office:string-value="o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formula="of:=MIN(([.H8]+1);([.I7]+1);IF([.$G8]=[.I$1];([.H7]+0);([.H7]+1)))" office:value-type="float" office:value="5" calcext:value-type="float">
            <text:p>5</text:p>
          </table:table-cell>
          <table:table-cell table:formula="of:=MIN(([.I8]+1);([.J7]+1);IF([.$G8]=[.J$1];([.I7]+0);([.I7]+1)))" office:value-type="float" office:value="4" calcext:value-type="float">
            <text:p>4</text:p>
          </table:table-cell>
          <table:table-cell table:formula="of:=MIN(([.J8]+1);([.K7]+1);IF([.$G8]=[.K$1];([.J7]+0);([.J7]+1)))" office:value-type="float" office:value="3" calcext:value-type="float">
            <text:p>3</text:p>
          </table:table-cell>
          <table:table-cell table:formula="of:=MIN(([.K8]+1);([.L7]+1);IF([.$G8]=[.L$1];([.K7]+0);([.K7]+1)))" office:value-type="float" office:value="3" calcext:value-type="float">
            <text:p>3</text:p>
          </table:table-cell>
          <table:table-cell table:formula="of:=MIN(([.L8]+1);([.M7]+1);IF([.$G8]=[.M$1];([.L7]+0);([.L7]+1)))" office:value-type="float" office:value="2" calcext:value-type="float">
            <text:p>2</text:p>
          </table:table-cell>
          <table:table-cell table:formula="of:=MIN(([.M8]+1);([.N7]+1);IF([.$G8]=[.N$1];([.M7]+0);([.M7]+1)))" office:value-type="float" office:value="1" calcext:value-type="float">
            <text:p>1</text:p>
          </table:table-cell>
          <table:table-cell table:formula="of:=MIN(([.N8]+1);([.O7]+1);IF([.$G8]=[.O$1];([.N7]+0);([.N7]+1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5"/>
          <table:table-cell table:formula="of:=MID([.$C$4];[.H9];1)" office:value-type="string" office:string-value="n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formula="of:=MIN(([.H9]+1);([.I8]+1);IF([.$G9]=[.I$1];([.H8]+0);([.H8]+1)))" office:value-type="float" office:value="6" calcext:value-type="float">
            <text:p>6</text:p>
          </table:table-cell>
          <table:table-cell table:formula="of:=MIN(([.I9]+1);([.J8]+1);IF([.$G9]=[.J$1];([.I8]+0);([.I8]+1)))" office:value-type="float" office:value="5" calcext:value-type="float">
            <text:p>5</text:p>
          </table:table-cell>
          <table:table-cell table:formula="of:=MIN(([.J9]+1);([.K8]+1);IF([.$G9]=[.K$1];([.J8]+0);([.J8]+1)))" office:value-type="float" office:value="4" calcext:value-type="float">
            <text:p>4</text:p>
          </table:table-cell>
          <table:table-cell table:formula="of:=MIN(([.K9]+1);([.L8]+1);IF([.$G9]=[.L$1];([.K8]+0);([.K8]+1)))" office:value-type="float" office:value="4" calcext:value-type="float">
            <text:p>4</text:p>
          </table:table-cell>
          <table:table-cell table:formula="of:=MIN(([.L9]+1);([.M8]+1);IF([.$G9]=[.M$1];([.L8]+0);([.L8]+1)))" office:value-type="float" office:value="3" calcext:value-type="float">
            <text:p>3</text:p>
          </table:table-cell>
          <table:table-cell table:formula="of:=MIN(([.M9]+1);([.N8]+1);IF([.$G9]=[.N$1];([.M8]+0);([.M8]+1)))" office:value-type="float" office:value="2" calcext:value-type="float">
            <text:p>2</text:p>
          </table:table-cell>
          <table:table-cell table:formula="of:=MIN(([.N9]+1);([.O8]+1);IF([.$G9]=[.O$1];([.N8]+0);([.N8]+1))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5"/>
          <table:table-cell table:formula="of:=MID([.$C$4];[.H10];1)">
            <text:p/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table:style-name="ce1"/>
          <table:table-cell table:number-columns-repeated="5"/>
          <table:table-cell table:formula="of:=MID([.$C$4];[.H11];1)">
            <text:p/>
          </table:table-cell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2];1)">
            <text:p/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3];1)">
            <text:p/>
          </table:table-cell>
          <table:table-cell office:value-type="float" office:value="11" calcext:value-type="float">
            <text:p>11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4];1)">
            <text:p/>
          </table:table-cell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5];1)">
            <text:p/>
          </table:table-cell>
          <table:table-cell office:value-type="float" office:value="13" calcext:value-type="float">
            <text:p>13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6];1)">
            <text:p/>
          </table:table-cell>
          <table:table-cell office:value-type="float" office:value="14" calcext:value-type="float">
            <text:p>14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7];1)">
            <text:p/>
          </table:table-cell>
          <table:table-cell office:value-type="float" office:value="15" calcext:value-type="float">
            <text:p>15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8];1)">
            <text:p/>
          </table:table-cell>
          <table:table-cell office:value-type="float" office:value="16" calcext:value-type="float">
            <text:p>16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9];1)">
            <text:p/>
          </table:table-cell>
          <table:table-cell office:value-type="float" office:value="17" calcext:value-type="float">
            <text:p>17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0];1)">
            <text:p/>
          </table:table-cell>
          <table:table-cell office:value-type="float" office:value="18" calcext:value-type="float">
            <text:p>18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1];1)">
            <text:p/>
          </table:table-cell>
          <table:table-cell office:value-type="float" office:value="19" calcext:value-type="float">
            <text:p>19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2];1)">
            <text:p/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3];1)">
            <text:p/>
          </table:table-cell>
          <table:table-cell office:value-type="float" office:value="21" calcext:value-type="float">
            <text:p>21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4];1)">
            <text:p/>
          </table:table-cell>
          <table:table-cell office:value-type="float" office:value="22" calcext:value-type="float">
            <text:p>22</text:p>
          </table:table-cell>
          <table:table-cell table:number-columns-repeated="30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9" table:default-cell-style-name="Default"/>
        <table:table-column table:style-name="co7" table:number-columns-repeated="3" table:default-cell-style-name="Default"/>
        <table:table-row table:style-name="ro1">
          <table:table-cell table:number-columns-repeated="8"/>
          <table:table-cell table:formula="of:=MID([.$C$3];[.I2];1)" office:value-type="string" office:string-value="e" calcext:value-type="string">
            <text:p>e</text:p>
          </table:table-cell>
          <table:table-cell table:formula="of:=MID([.$C$3];[.J2];1)" office:value-type="string" office:string-value="v" calcext:value-type="string">
            <text:p>v</text:p>
          </table:table-cell>
          <table:table-cell table:formula="of:=MID([.$C$3];[.K2];1)" office:value-type="string" office:string-value="e" calcext:value-type="string">
            <text:p>e</text:p>
          </table:table-cell>
          <table:table-cell table:formula="of:=MID([.$C$3];[.L2];1)" office:value-type="string" office:string-value="r" calcext:value-type="string">
            <text:p>r</text:p>
          </table:table-cell>
          <table:table-cell table:formula="of:=MID([.$C$3];[.M2];1)" office:value-type="string" office:string-value="e" calcext:value-type="string">
            <text:p>e</text:p>
          </table:table-cell>
          <table:table-cell table:formula="of:=MID([.$C$3];[.N2];1)" office:value-type="string" office:string-value="s" calcext:value-type="string">
            <text:p>s</text:p>
          </table:table-cell>
          <table:table-cell table:formula="of:=MID([.$C$3];[.O2];1)" office:value-type="string" office:string-value="t" calcext:value-type="string">
            <text:p>t</text:p>
          </table:table-cell>
          <table:table-cell table:formula="of:=MID([.$C$3];[.P2];1)">
            <text:p/>
          </table:table-cell>
          <table:table-cell table:formula="of:=MID([.$C$3];[.Q2];1)">
            <text:p/>
          </table:table-cell>
          <table:table-cell table:formula="of:=MID([.$C$3];[.R2];1)">
            <text:p/>
          </table:table-cell>
          <table:table-cell table:formula="of:=MID([.$C$3];[.S2];1)">
            <text:p/>
          </table:table-cell>
          <table:table-cell table:formula="of:=MID([.$C$3];[.T2];1)">
            <text:p/>
          </table:table-cell>
          <table:table-cell table:formula="of:=MID([.$C$3];[.U2];1)">
            <text:p/>
          </table:table-cell>
          <table:table-cell table:formula="of:=MID([.$C$3];[.V2];1)">
            <text:p/>
          </table:table-cell>
          <table:table-cell table:formula="of:=MID([.$C$3];[.W2];1)">
            <text:p/>
          </table:table-cell>
          <table:table-cell table:formula="of:=MID([.$C$3];[.X2];1)">
            <text:p/>
          </table:table-cell>
          <table:table-cell table:formula="of:=MID([.$C$3];[.Y2];1)">
            <text:p/>
          </table:table-cell>
          <table:table-cell table:formula="of:=MID([.$C$3];[.Z2];1)">
            <text:p/>
          </table:table-cell>
          <table:table-cell table:formula="of:=MID([.$C$3];[.AA2];1)">
            <text:p/>
          </table:table-cell>
          <table:table-cell table:formula="of:=MID([.$C$3];[.AB2];1)">
            <text:p/>
          </table:table-cell>
          <table:table-cell table:formula="of:=MID([.$C$3];[.AC2];1)">
            <text:p/>
          </table:table-cell>
          <table:table-cell table:formula="of:=MID([.$C$3];[.AD2];1)">
            <text:p/>
          </table:table-cell>
          <table:table-cell table:formula="of:=MID([.$C$3];[.AE2];1)">
            <text:p/>
          </table:table-cell>
          <table:table-cell table:formula="of:=MID([.$C$3];[.AF2];1)">
            <text:p/>
          </table:table-cell>
          <table:table-cell table:formula="of:=MID([.$C$3];[.AG2];1)">
            <text:p/>
          </table:table-cell>
          <table:table-cell table:formula="of:=MID([.$C$3];[.AH2];1)">
            <text:p/>
          </table:table-cell>
          <table:table-cell table:formula="of:=MID([.$C$3];[.AI2];1)">
            <text:p/>
          </table:table-cell>
          <table:table-cell table:formula="of:=MID([.$C$3];[.AJ2];1)">
            <text:p/>
          </table:table-cell>
          <table:table-cell table:formula="of:=MID([.$C$3];[.AK2];1)">
            <text:p/>
          </table:table-cell>
          <table:table-cell table:formula="of:=MID([.$C$3];[.AL2];1)">
            <text:p/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everest</text:p>
          </table:table-cell>
          <table:table-cell office:value-type="string" calcext:value-type="string">
            <text:p>m</text:p>
          </table:table-cell>
          <table:table-cell table:formula="of:=LEN([.C3])" office:value-type="float" office:value="7" calcext:value-type="float">
            <text:p>7</text:p>
          </table:table-cell>
          <table:table-cell/>
          <table:table-cell table:formula="of:=MID([.$C$4];[.H3];1)" office:value-type="string" office:string-value="m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MIN(([.H3]+1);([.I2]+1);IF([.$G3]=[.I$1];([.H2]+0);([.H2]+1)))" office:value-type="float" office:value="1" calcext:value-type="float">
            <text:p>1</text:p>
          </table:table-cell>
          <table:table-cell table:formula="of:=MIN(([.I3]+1);([.J2]+1);IF([.$G3]=[.J$1];([.I2]+0);([.I2]+1)))" office:value-type="float" office:value="2" calcext:value-type="float">
            <text:p>2</text:p>
          </table:table-cell>
          <table:table-cell table:formula="of:=MIN(([.J3]+1);([.K2]+1);IF([.$G3]=[.K$1];([.J2]+0);([.J2]+1)))" office:value-type="float" office:value="3" calcext:value-type="float">
            <text:p>3</text:p>
          </table:table-cell>
          <table:table-cell table:formula="of:=MIN(([.K3]+1);([.L2]+1);IF([.$G3]=[.L$1];([.K2]+0);([.K2]+1)))" office:value-type="float" office:value="4" calcext:value-type="float">
            <text:p>4</text:p>
          </table:table-cell>
          <table:table-cell table:formula="of:=MIN(([.L3]+1);([.M2]+1);IF([.$G3]=[.M$1];([.L2]+0);([.L2]+1)))" office:value-type="float" office:value="5" calcext:value-type="float">
            <text:p>5</text:p>
          </table:table-cell>
          <table:table-cell table:formula="of:=MIN(([.M3]+1);([.N2]+1);IF([.$G3]=[.N$1];([.M2]+0);([.M2]+1)))" office:value-type="float" office:value="6" calcext:value-type="float">
            <text:p>6</text:p>
          </table:table-cell>
          <table:table-cell table:formula="of:=MIN(([.N3]+1);([.O2]+1);IF([.$G3]=[.O$1];([.N2]+0);([.N2]+1)))" office:value-type="float" office:value="7" calcext:value-type="float">
            <text:p>7</text:p>
          </table:table-cell>
          <table:table-cell table:formula="of:=MIN(([.O3]+1);([.P2]+1);IF([.$G3]=[.P$1];([.O2]+0);([.O2]+1)))" office:value-type="float" office:value="8" calcext:value-type="float">
            <text:p>8</text:p>
          </table:table-cell>
          <table:table-cell table:formula="of:=MIN(([.P3]+1);([.Q2]+1);IF([.$G3]=[.Q$1];([.P2]+0);([.P2]+1)))" office:value-type="float" office:value="9" calcext:value-type="float">
            <text:p>9</text:p>
          </table:table-cell>
          <table:table-cell table:formula="of:=MIN(([.Q3]+1);([.R2]+1);IF([.$G3]=[.R$1];([.Q2]+0);([.Q2]+1)))" office:value-type="float" office:value="10" calcext:value-type="float">
            <text:p>10</text:p>
          </table:table-cell>
          <table:table-cell table:formula="of:=MIN(([.R3]+1);([.S2]+1);IF([.$G3]=[.S$1];([.R2]+0);([.R2]+1)))" office:value-type="float" office:value="11" calcext:value-type="float">
            <text:p>11</text:p>
          </table:table-cell>
          <table:table-cell table:formula="of:=MIN(([.S3]+1);([.T2]+1);IF([.$G3]=[.T$1];([.S2]+0);([.S2]+1))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mount everest</text:p>
          </table:table-cell>
          <table:table-cell office:value-type="string" calcext:value-type="string">
            <text:p>n</text:p>
          </table:table-cell>
          <table:table-cell table:formula="of:=LEN([.C4])" office:value-type="float" office:value="13" calcext:value-type="float">
            <text:p>13</text:p>
          </table:table-cell>
          <table:table-cell/>
          <table:table-cell table:formula="of:=MID([.$C$4];[.H4];1)" office:value-type="string" office:string-value="o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formula="of:=MIN(([.H4]+1);([.I3]+1);IF([.$G4]=[.I$1];([.H3]+0);([.H3]+1)))" office:value-type="float" office:value="2" calcext:value-type="float">
            <text:p>2</text:p>
          </table:table-cell>
          <table:table-cell table:formula="of:=MIN(([.I4]+1);([.J3]+1);IF([.$G4]=[.J$1];([.I3]+0);([.I3]+1)))" office:value-type="float" office:value="2" calcext:value-type="float">
            <text:p>2</text:p>
          </table:table-cell>
          <table:table-cell table:formula="of:=MIN(([.J4]+1);([.K3]+1);IF([.$G4]=[.K$1];([.J3]+0);([.J3]+1)))" office:value-type="float" office:value="3" calcext:value-type="float">
            <text:p>3</text:p>
          </table:table-cell>
          <table:table-cell table:formula="of:=MIN(([.K4]+1);([.L3]+1);IF([.$G4]=[.L$1];([.K3]+0);([.K3]+1)))" office:value-type="float" office:value="4" calcext:value-type="float">
            <text:p>4</text:p>
          </table:table-cell>
          <table:table-cell table:formula="of:=MIN(([.L4]+1);([.M3]+1);IF([.$G4]=[.M$1];([.L3]+0);([.L3]+1)))" office:value-type="float" office:value="5" calcext:value-type="float">
            <text:p>5</text:p>
          </table:table-cell>
          <table:table-cell table:formula="of:=MIN(([.M4]+1);([.N3]+1);IF([.$G4]=[.N$1];([.M3]+0);([.M3]+1)))" office:value-type="float" office:value="6" calcext:value-type="float">
            <text:p>6</text:p>
          </table:table-cell>
          <table:table-cell table:formula="of:=MIN(([.N4]+1);([.O3]+1);IF([.$G4]=[.O$1];([.N3]+0);([.N3]+1))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5];1)" office:value-type="string" office:string-value="u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formula="of:=MIN(([.H5]+1);([.I4]+1);IF([.$G5]=[.I$1];([.H4]+0);([.H4]+1)))" office:value-type="float" office:value="3" calcext:value-type="float">
            <text:p>3</text:p>
          </table:table-cell>
          <table:table-cell table:formula="of:=MIN(([.I5]+1);([.J4]+1);IF([.$G5]=[.J$1];([.I4]+0);([.I4]+1)))" office:value-type="float" office:value="3" calcext:value-type="float">
            <text:p>3</text:p>
          </table:table-cell>
          <table:table-cell table:formula="of:=MIN(([.J5]+1);([.K4]+1);IF([.$G5]=[.K$1];([.J4]+0);([.J4]+1)))" office:value-type="float" office:value="3" calcext:value-type="float">
            <text:p>3</text:p>
          </table:table-cell>
          <table:table-cell table:formula="of:=MIN(([.K5]+1);([.L4]+1);IF([.$G5]=[.L$1];([.K4]+0);([.K4]+1)))" office:value-type="float" office:value="4" calcext:value-type="float">
            <text:p>4</text:p>
          </table:table-cell>
          <table:table-cell table:formula="of:=MIN(([.L5]+1);([.M4]+1);IF([.$G5]=[.M$1];([.L4]+0);([.L4]+1)))" office:value-type="float" office:value="5" calcext:value-type="float">
            <text:p>5</text:p>
          </table:table-cell>
          <table:table-cell table:formula="of:=MIN(([.M5]+1);([.N4]+1);IF([.$G5]=[.N$1];([.M4]+0);([.M4]+1)))" office:value-type="float" office:value="6" calcext:value-type="float">
            <text:p>6</text:p>
          </table:table-cell>
          <table:table-cell table:formula="of:=MIN(([.N5]+1);([.O4]+1);IF([.$G5]=[.O$1];([.N4]+0);([.N4]+1))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MID([.$C$4];[.H6];1)" office:value-type="string" office:string-value="n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formula="of:=MIN(([.H6]+1);([.I5]+1);IF([.$G6]=[.I$1];([.H5]+0);([.H5]+1)))" office:value-type="float" office:value="4" calcext:value-type="float">
            <text:p>4</text:p>
          </table:table-cell>
          <table:table-cell table:formula="of:=MIN(([.I6]+1);([.J5]+1);IF([.$G6]=[.J$1];([.I5]+0);([.I5]+1)))" office:value-type="float" office:value="4" calcext:value-type="float">
            <text:p>4</text:p>
          </table:table-cell>
          <table:table-cell table:formula="of:=MIN(([.J6]+1);([.K5]+1);IF([.$G6]=[.K$1];([.J5]+0);([.J5]+1)))" office:value-type="float" office:value="4" calcext:value-type="float">
            <text:p>4</text:p>
          </table:table-cell>
          <table:table-cell table:formula="of:=MIN(([.K6]+1);([.L5]+1);IF([.$G6]=[.L$1];([.K5]+0);([.K5]+1)))" office:value-type="float" office:value="4" calcext:value-type="float">
            <text:p>4</text:p>
          </table:table-cell>
          <table:table-cell table:formula="of:=MIN(([.L6]+1);([.M5]+1);IF([.$G6]=[.M$1];([.L5]+0);([.L5]+1)))" office:value-type="float" office:value="5" calcext:value-type="float">
            <text:p>5</text:p>
          </table:table-cell>
          <table:table-cell table:formula="of:=MIN(([.M6]+1);([.N5]+1);IF([.$G6]=[.N$1];([.M5]+0);([.M5]+1)))" office:value-type="float" office:value="6" calcext:value-type="float">
            <text:p>6</text:p>
          </table:table-cell>
          <table:table-cell table:formula="of:=MIN(([.N6]+1);([.O5]+1);IF([.$G6]=[.O$1];([.N5]+0);([.N5]+1))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7];1)" office:value-type="string" office:string-value="t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formula="of:=MIN(([.H7]+1);([.I6]+1);IF([.$G7]=[.I$1];([.H6]+0);([.H6]+1)))" office:value-type="float" office:value="5" calcext:value-type="float">
            <text:p>5</text:p>
          </table:table-cell>
          <table:table-cell table:formula="of:=MIN(([.I7]+1);([.J6]+1);IF([.$G7]=[.J$1];([.I6]+0);([.I6]+1)))" office:value-type="float" office:value="5" calcext:value-type="float">
            <text:p>5</text:p>
          </table:table-cell>
          <table:table-cell table:formula="of:=MIN(([.J7]+1);([.K6]+1);IF([.$G7]=[.K$1];([.J6]+0);([.J6]+1)))" office:value-type="float" office:value="5" calcext:value-type="float">
            <text:p>5</text:p>
          </table:table-cell>
          <table:table-cell table:formula="of:=MIN(([.K7]+1);([.L6]+1);IF([.$G7]=[.L$1];([.K6]+0);([.K6]+1)))" office:value-type="float" office:value="5" calcext:value-type="float">
            <text:p>5</text:p>
          </table:table-cell>
          <table:table-cell table:formula="of:=MIN(([.L7]+1);([.M6]+1);IF([.$G7]=[.M$1];([.L6]+0);([.L6]+1)))" office:value-type="float" office:value="5" calcext:value-type="float">
            <text:p>5</text:p>
          </table:table-cell>
          <table:table-cell table:formula="of:=MIN(([.M7]+1);([.N6]+1);IF([.$G7]=[.N$1];([.M6]+0);([.M6]+1)))" office:value-type="float" office:value="6" calcext:value-type="float">
            <text:p>6</text:p>
          </table:table-cell>
          <table:table-cell table:formula="of:=MIN(([.N7]+1);([.O6]+1);IF([.$G7]=[.O$1];([.N6]+0);([.N6]+1))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8];1)" office:value-type="string" office:string-value=" 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MIN(([.H8]+1);([.I7]+1);IF([.$G8]=[.I$1];([.H7]+0);([.H7]+1)))" office:value-type="float" office:value="6" calcext:value-type="float">
            <text:p>6</text:p>
          </table:table-cell>
          <table:table-cell table:formula="of:=MIN(([.I8]+1);([.J7]+1);IF([.$G8]=[.J$1];([.I7]+0);([.I7]+1)))" office:value-type="float" office:value="6" calcext:value-type="float">
            <text:p>6</text:p>
          </table:table-cell>
          <table:table-cell table:formula="of:=MIN(([.J8]+1);([.K7]+1);IF([.$G8]=[.K$1];([.J7]+0);([.J7]+1)))" office:value-type="float" office:value="6" calcext:value-type="float">
            <text:p>6</text:p>
          </table:table-cell>
          <table:table-cell table:formula="of:=MIN(([.K8]+1);([.L7]+1);IF([.$G8]=[.L$1];([.K7]+0);([.K7]+1)))" office:value-type="float" office:value="6" calcext:value-type="float">
            <text:p>6</text:p>
          </table:table-cell>
          <table:table-cell table:formula="of:=MIN(([.L8]+1);([.M7]+1);IF([.$G8]=[.M$1];([.L7]+0);([.L7]+1)))" office:value-type="float" office:value="6" calcext:value-type="float">
            <text:p>6</text:p>
          </table:table-cell>
          <table:table-cell table:formula="of:=MIN(([.M8]+1);([.N7]+1);IF([.$G8]=[.N$1];([.M7]+0);([.M7]+1)))" office:value-type="float" office:value="6" calcext:value-type="float">
            <text:p>6</text:p>
          </table:table-cell>
          <table:table-cell table:formula="of:=MIN(([.N8]+1);([.O7]+1);IF([.$G8]=[.O$1];([.N7]+0);([.N7]+1))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5"/>
          <table:table-cell table:formula="of:=MID([.$C$4];[.H9]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MIN(([.H9]+1);([.I8]+1);IF([.$G9]=[.I$1];([.H8]+0);([.H8]+1)))" office:value-type="float" office:value="6" calcext:value-type="float">
            <text:p>6</text:p>
          </table:table-cell>
          <table:table-cell table:formula="of:=MIN(([.I9]+1);([.J8]+1);IF([.$G9]=[.J$1];([.I8]+0);([.I8]+1)))" office:value-type="float" office:value="7" calcext:value-type="float">
            <text:p>7</text:p>
          </table:table-cell>
          <table:table-cell table:formula="of:=MIN(([.J9]+1);([.K8]+1);IF([.$G9]=[.K$1];([.J8]+0);([.J8]+1)))" office:value-type="float" office:value="6" calcext:value-type="float">
            <text:p>6</text:p>
          </table:table-cell>
          <table:table-cell table:formula="of:=MIN(([.K9]+1);([.L8]+1);IF([.$G9]=[.L$1];([.K8]+0);([.K8]+1)))" office:value-type="float" office:value="7" calcext:value-type="float">
            <text:p>7</text:p>
          </table:table-cell>
          <table:table-cell table:formula="of:=MIN(([.L9]+1);([.M8]+1);IF([.$G9]=[.M$1];([.L8]+0);([.L8]+1)))" office:value-type="float" office:value="6" calcext:value-type="float">
            <text:p>6</text:p>
          </table:table-cell>
          <table:table-cell table:formula="of:=MIN(([.M9]+1);([.N8]+1);IF([.$G9]=[.N$1];([.M8]+0);([.M8]+1)))" office:value-type="float" office:value="7" calcext:value-type="float">
            <text:p>7</text:p>
          </table:table-cell>
          <table:table-cell table:formula="of:=MIN(([.N9]+1);([.O8]+1);IF([.$G9]=[.O$1];([.N8]+0);([.N8]+1))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5"/>
          <table:table-cell table:formula="of:=MID([.$C$4];[.H10];1)" office:value-type="string" office:string-value="v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formula="of:=MIN(([.H10]+1);([.I9]+1);IF([.$G10]=[.I$1];([.H9]+0);([.H9]+1)))" office:value-type="float" office:value="7" calcext:value-type="float">
            <text:p>7</text:p>
          </table:table-cell>
          <table:table-cell table:formula="of:=MIN(([.I10]+1);([.J9]+1);IF([.$G10]=[.J$1];([.I9]+0);([.I9]+1)))" office:value-type="float" office:value="6" calcext:value-type="float">
            <text:p>6</text:p>
          </table:table-cell>
          <table:table-cell table:formula="of:=MIN(([.J10]+1);([.K9]+1);IF([.$G10]=[.K$1];([.J9]+0);([.J9]+1)))" office:value-type="float" office:value="7" calcext:value-type="float">
            <text:p>7</text:p>
          </table:table-cell>
          <table:table-cell table:formula="of:=MIN(([.K10]+1);([.L9]+1);IF([.$G10]=[.L$1];([.K9]+0);([.K9]+1)))" office:value-type="float" office:value="7" calcext:value-type="float">
            <text:p>7</text:p>
          </table:table-cell>
          <table:table-cell table:formula="of:=MIN(([.L10]+1);([.M9]+1);IF([.$G10]=[.M$1];([.L9]+0);([.L9]+1)))" office:value-type="float" office:value="7" calcext:value-type="float">
            <text:p>7</text:p>
          </table:table-cell>
          <table:table-cell table:formula="of:=MIN(([.M10]+1);([.N9]+1);IF([.$G10]=[.N$1];([.M9]+0);([.M9]+1)))" office:value-type="float" office:value="7" calcext:value-type="float">
            <text:p>7</text:p>
          </table:table-cell>
          <table:table-cell table:formula="of:=MIN(([.N10]+1);([.O9]+1);IF([.$G10]=[.O$1];([.N9]+0);([.N9]+1)))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5"/>
          <table:table-cell table:formula="of:=MID([.$C$4];[.H11];1)" office:value-type="string" office:string-value="e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MIN(([.H11]+1);([.I10]+1);IF([.$G11]=[.I$1];([.H10]+0);([.H10]+1)))" office:value-type="float" office:value="8" calcext:value-type="float">
            <text:p>8</text:p>
          </table:table-cell>
          <table:table-cell table:formula="of:=MIN(([.I11]+1);([.J10]+1);IF([.$G11]=[.J$1];([.I10]+0);([.I10]+1)))" office:value-type="float" office:value="7" calcext:value-type="float">
            <text:p>7</text:p>
          </table:table-cell>
          <table:table-cell table:formula="of:=MIN(([.J11]+1);([.K10]+1);IF([.$G11]=[.K$1];([.J10]+0);([.J10]+1)))" office:value-type="float" office:value="6" calcext:value-type="float">
            <text:p>6</text:p>
          </table:table-cell>
          <table:table-cell table:formula="of:=MIN(([.K11]+1);([.L10]+1);IF([.$G11]=[.L$1];([.K10]+0);([.K10]+1)))" office:value-type="float" office:value="7" calcext:value-type="float">
            <text:p>7</text:p>
          </table:table-cell>
          <table:table-cell table:formula="of:=MIN(([.L11]+1);([.M10]+1);IF([.$G11]=[.M$1];([.L10]+0);([.L10]+1)))" office:value-type="float" office:value="7" calcext:value-type="float">
            <text:p>7</text:p>
          </table:table-cell>
          <table:table-cell table:formula="of:=MIN(([.M11]+1);([.N10]+1);IF([.$G11]=[.N$1];([.M10]+0);([.M10]+1)))" office:value-type="float" office:value="8" calcext:value-type="float">
            <text:p>8</text:p>
          </table:table-cell>
          <table:table-cell table:formula="of:=MIN(([.N11]+1);([.O10]+1);IF([.$G11]=[.O$1];([.N10]+0);([.N10]+1)))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12];1)" office:value-type="string" office:string-value="r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formula="of:=MIN(([.H12]+1);([.I11]+1);IF([.$G12]=[.I$1];([.H11]+0);([.H11]+1)))" office:value-type="float" office:value="9" calcext:value-type="float">
            <text:p>9</text:p>
          </table:table-cell>
          <table:table-cell table:formula="of:=MIN(([.I12]+1);([.J11]+1);IF([.$G12]=[.J$1];([.I11]+0);([.I11]+1)))" office:value-type="float" office:value="8" calcext:value-type="float">
            <text:p>8</text:p>
          </table:table-cell>
          <table:table-cell table:formula="of:=MIN(([.J12]+1);([.K11]+1);IF([.$G12]=[.K$1];([.J11]+0);([.J11]+1)))" office:value-type="float" office:value="7" calcext:value-type="float">
            <text:p>7</text:p>
          </table:table-cell>
          <table:table-cell table:formula="of:=MIN(([.K12]+1);([.L11]+1);IF([.$G12]=[.L$1];([.K11]+0);([.K11]+1)))" office:value-type="float" office:value="6" calcext:value-type="float">
            <text:p>6</text:p>
          </table:table-cell>
          <table:table-cell table:formula="of:=MIN(([.L12]+1);([.M11]+1);IF([.$G12]=[.M$1];([.L11]+0);([.L11]+1)))" office:value-type="float" office:value="7" calcext:value-type="float">
            <text:p>7</text:p>
          </table:table-cell>
          <table:table-cell table:formula="of:=MIN(([.M12]+1);([.N11]+1);IF([.$G12]=[.N$1];([.M11]+0);([.M11]+1)))" office:value-type="float" office:value="8" calcext:value-type="float">
            <text:p>8</text:p>
          </table:table-cell>
          <table:table-cell table:formula="of:=MIN(([.N12]+1);([.O11]+1);IF([.$G12]=[.O$1];([.N11]+0);([.N11]+1)))"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13];1)" office:value-type="string" office:string-value="e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MIN(([.H13]+1);([.I12]+1);IF([.$G13]=[.I$1];([.H12]+0);([.H12]+1)))" office:value-type="float" office:value="10" calcext:value-type="float">
            <text:p>10</text:p>
          </table:table-cell>
          <table:table-cell table:formula="of:=MIN(([.I13]+1);([.J12]+1);IF([.$G13]=[.J$1];([.I12]+0);([.I12]+1)))" office:value-type="float" office:value="9" calcext:value-type="float">
            <text:p>9</text:p>
          </table:table-cell>
          <table:table-cell table:formula="of:=MIN(([.J13]+1);([.K12]+1);IF([.$G13]=[.K$1];([.J12]+0);([.J12]+1)))" office:value-type="float" office:value="8" calcext:value-type="float">
            <text:p>8</text:p>
          </table:table-cell>
          <table:table-cell table:formula="of:=MIN(([.K13]+1);([.L12]+1);IF([.$G13]=[.L$1];([.K12]+0);([.K12]+1)))" office:value-type="float" office:value="7" calcext:value-type="float">
            <text:p>7</text:p>
          </table:table-cell>
          <table:table-cell table:formula="of:=MIN(([.L13]+1);([.M12]+1);IF([.$G13]=[.M$1];([.L12]+0);([.L12]+1)))" office:value-type="float" office:value="6" calcext:value-type="float">
            <text:p>6</text:p>
          </table:table-cell>
          <table:table-cell table:formula="of:=MIN(([.M13]+1);([.N12]+1);IF([.$G13]=[.N$1];([.M12]+0);([.M12]+1)))" office:value-type="float" office:value="7" calcext:value-type="float">
            <text:p>7</text:p>
          </table:table-cell>
          <table:table-cell table:formula="of:=MIN(([.N13]+1);([.O12]+1);IF([.$G13]=[.O$1];([.N12]+0);([.N12]+1)))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14];1)" office:value-type="string" office:string-value="s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table:formula="of:=MIN(([.H14]+1);([.I13]+1);IF([.$G14]=[.I$1];([.H13]+0);([.H13]+1)))" office:value-type="float" office:value="11" calcext:value-type="float">
            <text:p>11</text:p>
          </table:table-cell>
          <table:table-cell table:formula="of:=MIN(([.I14]+1);([.J13]+1);IF([.$G14]=[.J$1];([.I13]+0);([.I13]+1)))" office:value-type="float" office:value="10" calcext:value-type="float">
            <text:p>10</text:p>
          </table:table-cell>
          <table:table-cell table:formula="of:=MIN(([.J14]+1);([.K13]+1);IF([.$G14]=[.K$1];([.J13]+0);([.J13]+1)))" office:value-type="float" office:value="9" calcext:value-type="float">
            <text:p>9</text:p>
          </table:table-cell>
          <table:table-cell table:formula="of:=MIN(([.K14]+1);([.L13]+1);IF([.$G14]=[.L$1];([.K13]+0);([.K13]+1)))" office:value-type="float" office:value="8" calcext:value-type="float">
            <text:p>8</text:p>
          </table:table-cell>
          <table:table-cell table:formula="of:=MIN(([.L14]+1);([.M13]+1);IF([.$G14]=[.M$1];([.L13]+0);([.L13]+1)))" office:value-type="float" office:value="7" calcext:value-type="float">
            <text:p>7</text:p>
          </table:table-cell>
          <table:table-cell table:formula="of:=MIN(([.M14]+1);([.N13]+1);IF([.$G14]=[.N$1];([.M13]+0);([.M13]+1)))" office:value-type="float" office:value="6" calcext:value-type="float">
            <text:p>6</text:p>
          </table:table-cell>
          <table:table-cell table:formula="of:=MIN(([.N14]+1);([.O13]+1);IF([.$G14]=[.O$1];([.N13]+0);([.N13]+1))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15];1)" office:value-type="string" office:string-value="t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table:formula="of:=MIN(([.H15]+1);([.I14]+1);IF([.$G15]=[.I$1];([.H14]+0);([.H14]+1)))" office:value-type="float" office:value="12" calcext:value-type="float">
            <text:p>12</text:p>
          </table:table-cell>
          <table:table-cell table:formula="of:=MIN(([.I15]+1);([.J14]+1);IF([.$G15]=[.J$1];([.I14]+0);([.I14]+1)))" office:value-type="float" office:value="11" calcext:value-type="float">
            <text:p>11</text:p>
          </table:table-cell>
          <table:table-cell table:formula="of:=MIN(([.J15]+1);([.K14]+1);IF([.$G15]=[.K$1];([.J14]+0);([.J14]+1)))" office:value-type="float" office:value="10" calcext:value-type="float">
            <text:p>10</text:p>
          </table:table-cell>
          <table:table-cell table:formula="of:=MIN(([.K15]+1);([.L14]+1);IF([.$G15]=[.L$1];([.K14]+0);([.K14]+1)))" office:value-type="float" office:value="9" calcext:value-type="float">
            <text:p>9</text:p>
          </table:table-cell>
          <table:table-cell table:formula="of:=MIN(([.L15]+1);([.M14]+1);IF([.$G15]=[.M$1];([.L14]+0);([.L14]+1)))" office:value-type="float" office:value="8" calcext:value-type="float">
            <text:p>8</text:p>
          </table:table-cell>
          <table:table-cell table:formula="of:=MIN(([.M15]+1);([.N14]+1);IF([.$G15]=[.N$1];([.M14]+0);([.M14]+1)))" office:value-type="float" office:value="7" calcext:value-type="float">
            <text:p>7</text:p>
          </table:table-cell>
          <table:table-cell table:formula="of:=MIN(([.N15]+1);([.O14]+1);IF([.$G15]=[.O$1];([.N14]+0);([.N14]+1))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MID([.$C$4];[.H16];1)">
            <text:p/>
          </table:table-cell>
          <table:table-cell office:value-type="float" office:value="14" calcext:value-type="float">
            <text:p>14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7];1)">
            <text:p/>
          </table:table-cell>
          <table:table-cell office:value-type="float" office:value="15" calcext:value-type="float">
            <text:p>15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8];1)">
            <text:p/>
          </table:table-cell>
          <table:table-cell office:value-type="float" office:value="16" calcext:value-type="float">
            <text:p>16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19];1)">
            <text:p/>
          </table:table-cell>
          <table:table-cell office:value-type="float" office:value="17" calcext:value-type="float">
            <text:p>17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0];1)">
            <text:p/>
          </table:table-cell>
          <table:table-cell office:value-type="float" office:value="18" calcext:value-type="float">
            <text:p>18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1];1)">
            <text:p/>
          </table:table-cell>
          <table:table-cell office:value-type="float" office:value="19" calcext:value-type="float">
            <text:p>19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2];1)">
            <text:p/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3];1)">
            <text:p/>
          </table:table-cell>
          <table:table-cell office:value-type="float" office:value="21" calcext:value-type="float">
            <text:p>21</text:p>
          </table:table-cell>
          <table:table-cell table:number-columns-repeated="30"/>
        </table:table-row>
        <table:table-row table:style-name="ro1">
          <table:table-cell table:number-columns-repeated="6"/>
          <table:table-cell table:formula="of:=MID([.$C$4];[.H24];1)">
            <text:p/>
          </table:table-cell>
          <table:table-cell office:value-type="float" office:value="22" calcext:value-type="float">
            <text:p>22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2:45:50.589495400</meta:creation-date>
    <dc:date>2026-03-05T13:31:15.127389600</dc:date>
    <meta:editing-duration>PT10M</meta:editing-duration>
    <meta:editing-cycles>1</meta:editing-cycles>
    <meta:document-statistic meta:table-count="2" meta:cell-count="380" meta:object-count="0"/>
    <meta:generator>LibreOffice/25.2.6.2$Windows_X86_64 LibreOffice_project/729c5bfe710f5eb71ed3bbde9e06a6065e9c6c5d</meta:generator>
  </office:meta>
</office:document-meta>
</file>